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2b87" officeooo:paragraph-rsid="00172b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llow - Glyou demon capture <text:a xlink:type="simple" xlink:href="http://www.d20pfsrd.com/bestiary/monster-listings/outsiders/devil/devil-handmaiden" text:style-name="Internet_20_link" text:visited-style-name="Visited_20_Internet_20_Link">http://www.d20pfsrd.com/bestiary/monster-listings/outsiders/devil/devil-handmaiden</text:a></text:p>
      <text:p text:style-name="P1"/>
      <text:p text:style-name="P1">Target RP - <text:a xlink:type="simple" xlink:href="http://www.roleplaygateway.com/roleplay/the-multiverse/places/dark-woods?start=36550#activity" text:style-name="Internet_20_link" text:visited-style-name="Visited_20_Internet_20_Link">http://www.roleplaygateway.com/roleplay/the-multiverse/places/dark-woods?start=36550#activity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6S</meta:editing-duration>
    <meta:editing-cycles>3</meta:editing-cycles>
    <meta:generator>LibreOffice/5.0.4.2$Windows_x86 LibreOffice_project/2b9802c1994aa0b7dc6079e128979269cf95bc78</meta:generator>
    <dc:date>2016-01-24T16:21:02.054000000</dc:date>
    <meta:document-statistic meta:table-count="0" meta:image-count="0" meta:object-count="0" meta:page-count="1" meta:paragraph-count="2" meta:word-count="10" meta:character-count="216" meta:non-whitespace-character-count="208"/>
    <meta:user-defined meta:name="Info 1"/>
    <meta:user-defined meta:name="Info 2"/>
    <meta:user-defined meta:name="Info 3"/>
    <meta:user-defined meta:name="Info 4"/>
  </office:meta>
</office:document-meta>
</file>